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38000003CEE6297A6548F710E9.png" manifest:media-type="image/png"/>
  <manifest:file-entry manifest:full-path="Pictures/10000201000006A9000003954C49FD0209D8D385.png" manifest:media-type="image/png"/>
  <manifest:file-entry manifest:full-path="Pictures/10000201000005D70000034CE0A57A26A719E265.png" manifest:media-type="image/png"/>
  <manifest:file-entry manifest:full-path="Pictures/1000020100000738000003CE143E36424D61E7B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4.756cm" svg:x="0cm" svg:y="0.738cm">
          <draw:image xlink:href="Pictures/1000020100000738000003CE143E36424D61E7B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7.898cm" svg:height="15.749cm" svg:x="0.55cm" svg:y="0.001cm">
          <draw:image xlink:href="Pictures/10000201000005D70000034CE0A57A26A719E26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7.999cm" svg:height="15.057cm" svg:x="0.762cm" svg:y="0.183cm">
          <draw:image xlink:href="Pictures/10000201000006A9000003954C49FD0209D8D38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27.999cm" svg:height="14.756cm" svg:x="-0.313cm" svg:y="0.508cm">
          <draw:image xlink:href="Pictures/1000020100000738000003CEE6297A6548F710E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3T10:53:07.641021820</meta:creation-date>
    <dc:date>2021-12-03T13:03:28.348815643</dc:date>
    <meta:editing-duration>PT45M52S</meta:editing-duration>
    <meta:editing-cycles>1</meta:editing-cycles>
    <meta:document-statistic meta:object-count="33"/>
    <meta:generator>LibreOffice/6.4.7.2$Linux_X86_64 LibreOffice_project/40$Build-2</meta:generator>
  </office:meta>
</office:document-meta>
</file>